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518" officeooo:paragraph-rsid="00157518"/>
    </style:style>
    <style:style style:name="P2" style:family="paragraph" style:parent-style-name="Standard">
      <style:text-properties officeooo:rsid="00157518" officeooo:paragraph-rsid="001797f0"/>
    </style:style>
    <style:style style:name="P3" style:family="paragraph" style:parent-style-name="Standard">
      <style:text-properties fo:font-weight="bold" officeooo:rsid="00157518" officeooo:paragraph-rsid="00157518" style:font-weight-asian="bold" style:font-weight-complex="bold"/>
    </style:style>
    <style:style style:name="P4" style:family="paragraph" style:parent-style-name="Standard">
      <style:text-properties fo:font-weight="bold" officeooo:rsid="00174dc2" officeooo:paragraph-rsid="00174dc2" style:font-weight-asian="bold" style:font-weight-complex="bold"/>
    </style:style>
    <style:style style:name="P5" style:family="paragraph" style:parent-style-name="Standard">
      <style:text-properties fo:font-weight="bold" officeooo:rsid="001797f0" officeooo:paragraph-rsid="001797f0" style:font-weight-asian="bold" style:font-weight-complex="bold"/>
    </style:style>
    <style:style style:name="P6" style:family="paragraph" style:parent-style-name="Standard">
      <style:text-properties officeooo:rsid="00174dc2" officeooo:paragraph-rsid="00174dc2"/>
    </style:style>
    <style:style style:name="P7" style:family="paragraph" style:parent-style-name="Standard">
      <style:text-properties officeooo:rsid="001797f0" officeooo:paragraph-rsid="001797f0"/>
    </style:style>
    <style:style style:name="P8" style:family="paragraph" style:parent-style-name="Standard">
      <style:text-properties fo:font-weight="bold" officeooo:rsid="00157518" officeooo:paragraph-rsid="00157518" style:font-weight-asian="bold" style:font-weight-complex="bold"/>
    </style:style>
    <style:style style:name="P9" style:family="paragraph" style:parent-style-name="Standard">
      <style:text-properties fo:font-weight="bold" officeooo:rsid="00157518" officeooo:paragraph-rsid="0019bf45" style:font-weight-asian="bold" style:font-weight-complex="bold"/>
    </style:style>
    <style:style style:name="P10" style:family="paragraph" style:parent-style-name="Standard">
      <style:text-properties fo:font-weight="bold" officeooo:rsid="00174dc2" officeooo:paragraph-rsid="0019bf45" style:font-weight-asian="bold" style:font-weight-complex="bold"/>
    </style:style>
    <style:style style:name="P11" style:family="paragraph" style:parent-style-name="Standard">
      <style:text-properties fo:font-weight="bold" officeooo:rsid="001797f0" officeooo:paragraph-rsid="001797f0" style:font-weight-asian="bold" style:font-weight-complex="bold"/>
    </style:style>
    <style:style style:name="P12" style:family="paragraph" style:parent-style-name="Standard">
      <style:text-properties fo:font-weight="bold" officeooo:rsid="001797f0" officeooo:paragraph-rsid="0019bf45" style:font-weight-asian="bold" style:font-weight-complex="bold"/>
    </style:style>
    <style:style style:name="P13" style:family="paragraph" style:parent-style-name="Standard">
      <style:text-properties fo:font-weight="bold" officeooo:rsid="001b10b4" officeooo:paragraph-rsid="001b10b4" style:font-weight-asian="bold" style:font-weight-complex="bold"/>
    </style:style>
    <style:style style:name="P14" style:family="paragraph" style:parent-style-name="Standard">
      <style:text-properties officeooo:rsid="001797f0" officeooo:paragraph-rsid="001797f0"/>
    </style:style>
    <style:style style:name="P15" style:family="paragraph" style:parent-style-name="Standard">
      <style:text-properties officeooo:rsid="001797f0" officeooo:paragraph-rsid="0019bf45"/>
    </style:style>
    <style:style style:name="P16" style:family="paragraph" style:parent-style-name="Standard">
      <style:text-properties officeooo:rsid="0019bf45" officeooo:paragraph-rsid="0019bf45"/>
    </style:style>
    <style:style style:name="P17" style:family="paragraph" style:parent-style-name="Standard">
      <style:text-properties officeooo:rsid="00157518" officeooo:paragraph-rsid="0019bf45"/>
    </style:style>
    <style:style style:name="P18" style:family="paragraph" style:parent-style-name="Standard">
      <style:text-properties officeooo:rsid="00174dc2" officeooo:paragraph-rsid="0019bf45"/>
    </style:style>
    <style:style style:name="P19" style:family="paragraph" style:parent-style-name="Standard">
      <style:text-properties fo:font-weight="normal" officeooo:rsid="0019bf45" officeooo:paragraph-rsid="0019bf45" style:font-weight-asian="normal" style:font-weight-complex="normal"/>
    </style:style>
    <style:style style:name="P20" style:family="paragraph" style:parent-style-name="Standard">
      <style:text-properties fo:font-weight="normal" officeooo:rsid="001b10b4" officeooo:paragraph-rsid="001b10b4" style:font-weight-asian="normal" style:font-weight-complex="normal"/>
    </style:style>
    <style:style style:name="P21" style:family="paragraph" style:parent-style-name="Standard">
      <style:text-properties fo:font-style="italic" fo:font-weight="normal" officeooo:rsid="0019bf45" officeooo:paragraph-rsid="0019bf45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officeooo:rsid="001b10b4" officeooo:paragraph-rsid="001b10b4"/>
    </style:style>
    <style:style style:name="P23" style:family="paragraph" style:parent-style-name="Standard">
      <style:paragraph-properties fo:break-before="page"/>
      <style:text-properties officeooo:rsid="0019bf45" officeooo:paragraph-rsid="0019bf45"/>
    </style:style>
    <style:style style:name="T1" style:family="text">
      <style:text-properties officeooo:rsid="001797f0"/>
    </style:style>
    <style:style style:name="T2" style:family="text">
      <style:text-properties officeooo:rsid="001575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ee3a"/>
    </style:style>
    <style:style style:name="T5" style:family="text">
      <style:text-properties officeooo:rsid="0019bf45"/>
    </style:style>
    <style:style style:name="T6" style:family="text">
      <style:text-properties officeooo:rsid="001b10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his decribes the steps to make kernel loadable objects. It was done for debugging the CH341 object <text:span text:style-name="T6">for SDS011</text:span>. I added on different places display messages that have the format of printf like</text:p>
      <text:p text:style-name="P19"/>
      <text:p text:style-name="P21">pr_info("ch341_control_out(%02x,%02x,%04x,%04x)\n", USB_DIR_OUT|0x40, (int)request, (int)value, (int)index);</text:p>
      <text:p text:style-name="P19"/>
      <text:p text:style-name="P21">OR in generic.c </text:p>
      <text:p text:style-name="P21">dev_info(&amp;port-&gt;dev, "%s - urb %d, lenght %d\n", __func__, i, <text:s/>urb-&gt;actual_length);</text:p>
      <text:p text:style-name="P3"/>
      <text:p text:style-name="P20">After compile and following the steps below, after/during execution the object, one can see the result of the display messages with <text:span text:style-name="T3">dmesg</text:span>.</text:p>
      <text:p text:style-name="P13"/>
      <text:p text:style-name="P13"/>
      <text:p text:style-name="P3"><text:span text:style-name="T5">1. </text:span>Make backup ch341</text:p>
      <text:p text:style-name="P1"/>
      <text:p text:style-name="P2"><text:span text:style-name="T1">cd </text:span>/lib/modules/4.15.0-43-generic/kernel/drivers/usb/serial</text:p>
      <text:p text:style-name="P2">cp ch341.ko ch341_org.ko</text:p>
      <text:p text:style-name="P1"/>
      <text:p text:style-name="P3"><text:span text:style-name="T5">2. </text:span>download kernel source</text:p>
      <text:p text:style-name="P1">git clone git://git.launchpad.net/~ubuntu-kernel/ubuntu/+source/linux/+git/xenial </text:p>
      <text:p text:style-name="P1"/>
      <text:p text:style-name="P4"><text:span text:style-name="T5">3. </text:span>make temp directory</text:p>
      <text:p text:style-name="P6">mkdir ~/hh</text:p>
      <text:p text:style-name="P6"/>
      <text:p text:style-name="P4"><text:span text:style-name="T5">4. </text:span>copy the ch341 module</text:p>
      <text:p text:style-name="P6">cp xenial/drivers/usb/serial ch341.c ~/hh</text:p>
      <text:p text:style-name="P6"/>
      <text:p text:style-name="P4"><text:span text:style-name="T6">5. </text:span>create makefile with following content</text:p>
      <text:p text:style-name="P6"/>
      <text:p text:style-name="P6">#</text:p>
      <text:p text:style-name="P6"># Makefile for the USB serial device drivers.</text:p>
      <text:p text:style-name="P6">#</text:p>
      <text:p text:style-name="P6"/>
      <text:p text:style-name="P6"># Object file lists.</text:p>
      <text:p text:style-name="P6">obj-$(CONFIG_USB_SERIAL_CH341)<text:tab/><text:tab/><text:tab/>+= ch341.o</text:p>
      <text:p text:style-name="P6"/>
      <text:p text:style-name="P4"><text:span text:style-name="T6">6. </text:span>to compile</text:p>
      <text:p text:style-name="P6">make -C /lib/modules/$(uname -r)/build M=$(pwd) module<text:span text:style-name="T4">s</text:span></text:p>
      <text:p text:style-name="P6"/>
      <text:p text:style-name="P5"><text:span text:style-name="T6">7. </text:span>copy to right place</text:p>
      <text:p text:style-name="P7">cp <text:s/><text:span text:style-name="T2">ch341.ko /lib/modules/4.15.0-43-generic/kernel/drivers/usb/serial</text:span></text:p>
      <text:p text:style-name="P7"/>
      <text:p text:style-name="P5"><text:span text:style-name="T6">8. </text:span>remove old</text:p>
      <text:p text:style-name="P13">REMOVE THE DEVICE</text:p>
      <text:p text:style-name="P7">sudo rmmod ch341 <text:span text:style-name="T4">(just in case it was loaded)</text:span><text:line-break/></text:p>
      <text:p text:style-name="P5"><text:span text:style-name="T6">9. </text:span>install new</text:p>
      <text:p text:style-name="P7">sudo modprobe ch341</text:p>
      <text:p text:style-name="P7"/>
      <text:p text:style-name="P22">Now it re-insert the device and look with dmesg.</text:p>
      <text:p text:style-name="P23">In case you also want to change either <text:span text:style-name="T3">usbserial.c, generic.c or bus.c</text:span>, you have to have all three.</text:p>
      <text:p text:style-name="P16"/>
      <text:p text:style-name="P9"><text:span text:style-name="T5">1. </text:span>Make backup<text:span text:style-name="T5">s</text:span></text:p>
      <text:p text:style-name="P17"/>
      <text:p text:style-name="P17"><text:span text:style-name="T1">cd </text:span>/lib/modules/4.15.0-43-generic/kernel/drivers/usb/serial</text:p>
      <text:p text:style-name="P17">cp ch341.ko ch341_org.ko</text:p>
      <text:p text:style-name="P16">cp usbserial.ko usbserial_org.ko</text:p>
      <text:p text:style-name="P17"/>
      <text:p text:style-name="P9"><text:span text:style-name="T5">2. </text:span>download kernel source</text:p>
      <text:p text:style-name="P17">git clone git://git.launchpad.net/~ubuntu-kernel/ubuntu/+source/linux/+git/xenial </text:p>
      <text:p text:style-name="P17"/>
      <text:p text:style-name="P10"><text:span text:style-name="T5">3. </text:span>make temp directory</text:p>
      <text:p text:style-name="P18">mkdir ~/hh</text:p>
      <text:p text:style-name="P18"/>
      <text:p text:style-name="P10"><text:span text:style-name="T5">4. </text:span>copy the ch341 module</text:p>
      <text:p text:style-name="P18">cp xenial/drivers/usb/serial ch341.c ~/hh</text:p>
      <text:p text:style-name="P18">cp xenial/drivers/usb/serial <text:span text:style-name="T5">usbserial</text:span>.c ~/hh</text:p>
      <text:p text:style-name="P18">cp xenial/drivers/usb/serial <text:span text:style-name="T5">generic</text:span>.c ~/hh</text:p>
      <text:p text:style-name="P18">cp xenial/drivers/usb/serial <text:span text:style-name="T5">bus</text:span>.c ~/hh</text:p>
      <text:p text:style-name="P18"/>
      <text:p text:style-name="P10"><text:span text:style-name="T6">5. </text:span>create makefile <text:span text:style-name="T5">in hh </text:span>with following content</text:p>
      <text:p text:style-name="P18"/>
      <text:p text:style-name="P18">#</text:p>
      <text:p text:style-name="P18"># Makefile for the USB serial device drivers.</text:p>
      <text:p text:style-name="P18">#</text:p>
      <text:p text:style-name="P18"/>
      <text:p text:style-name="P18">obj-$(CONFIG_USB_SERIAL)<text:tab/><text:tab/><text:tab/>+= usbserial.o</text:p>
      <text:p text:style-name="P18"/>
      <text:p text:style-name="P18">usbserial-y := usb-serial.o generic.o bus.o</text:p>
      <text:p text:style-name="P18"/>
      <text:p text:style-name="P18"># Object file lists.</text:p>
      <text:p text:style-name="P18">obj-$(CONFIG_USB_SERIAL_CH341)<text:tab/><text:tab/><text:tab/>+= ch341.o</text:p>
      <text:p text:style-name="P18"/>
      <text:p text:style-name="P10"><text:span text:style-name="T6">6. </text:span>to compile</text:p>
      <text:p text:style-name="P18">make -C /lib/modules/$(uname -r)/build M=$(pwd) module<text:span text:style-name="T4">s</text:span></text:p>
      <text:p text:style-name="P18"/>
      <text:p text:style-name="P12"><text:span text:style-name="T6">7. </text:span>copy to right place</text:p>
      <text:p text:style-name="P15">cp <text:s/><text:span text:style-name="T2">ch341.ko /lib/modules/4.15.0-43-generic/kernel/drivers/usb/serial</text:span></text:p>
      <text:p text:style-name="P15">cp <text:s/><text:span text:style-name="T5">usbserial.ko /lib/modules/4.15.0-43-generic/kernel/drivers/usb/serial</text:span></text:p>
      <text:p text:style-name="P15"/>
      <text:p text:style-name="P12"><text:span text:style-name="T6">8. </text:span>remove old</text:p>
      <text:p text:style-name="P13">REMOVE THE DEVICE</text:p>
      <text:p text:style-name="P15">sudo rmmod ch341 <text:span text:style-name="T4">(just in case it was loaded)</text:span><text:line-break/>sudo rmmod <text:span text:style-name="T5">usbserial</text:span> <text:span text:style-name="T4">(just in case it was loaded)</text:span></text:p>
      <text:p text:style-name="P15"/>
      <text:p text:style-name="P12"><text:span text:style-name="T6">9. </text:span>install new</text:p>
      <text:p text:style-name="P15">sudo modprobe <text:span text:style-name="T5">usbserial</text:span></text:p>
      <text:p text:style-name="P15">sudo modprobe ch341</text:p>
      <text:p text:style-name="P16"/>
      <text:p text:style-name="P22">Now it re-insert the device and look with dmesg.</text:p>
      <text:p text:style-name="P23"><text:span text:style-name="T3">making live easier </text:span>I made an install script that I placed in hh. It will perform step <text:span text:style-name="T6">6</text:span> to <text:span text:style-name="T6">9</text:span> everytime you made a change, with the following content :</text:p>
      <text:p text:style-name="P16"/>
      <text:p text:style-name="P16"/>
      <text:p text:style-name="P16"># install Ch341</text:p>
      <text:p text:style-name="P16"/>
      <text:p text:style-name="P16">make -C /lib/modules/$(uname -r)/build M=$(pwd) modules</text:p>
      <text:p text:style-name="P16"/>
      <text:p text:style-name="P16">#copy to right place</text:p>
      <text:p text:style-name="P16">cp ch341.ko /lib/modules/4.15.0-43-generic/kernel/drivers/usb/serial</text:p>
      <text:p text:style-name="P16">cp usbserial.ko /lib/modules/4.15.0-43-generic/kernel/drivers/usb/serial</text:p>
      <text:p text:style-name="P16"/>
      <text:p text:style-name="P16"># remove old <text:s/>(just in case it was loaded)</text:p>
      <text:p text:style-name="P16">sudo rmmod ch341</text:p>
      <text:p text:style-name="P16">sudo rmmod usbserial</text:p>
      <text:p text:style-name="P16"/>
      <text:p text:style-name="P16"># install new</text:p>
      <text:p text:style-name="P16">sudo modprobe usbserial</text:p>
      <text:p text:style-name="P16">sudo modprobe ch341</text:p>
      <text:p text:style-name="P16"/>
      <text:p text:style-name="P22">Of course make sure to <text:span text:style-name="T3">REMOVE THE DEVICE FIRST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6:09:32.627741053</meta:creation-date>
    <dc:date>2019-01-13T12:19:05.176173935</dc:date>
    <meta:editing-duration>PT47M4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77" meta:word-count="414" meta:character-count="3132" meta:non-whitespace-character-count="2780"/>
  </office:meta>
</office:document-meta>
</file>